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margin-left="0.004cm" fo:margin-right="0cm" fo:margin-top="0cm" fo:margin-bottom="0.556cm" loext:contextual-spacing="false" fo:line-height="150%" fo:text-align="center" style:justify-single-word="false" fo:text-indent="0cm" style:auto-text-indent="false" style:page-number="auto" fo:break-before="page">
        <style:tab-stops/>
      </style:paragraph-properties>
      <style:text-properties fo:language="pt" fo:country="BR"/>
    </style:style>
    <style:style style:name="P2" style:family="paragraph" style:parent-style-name="Normal">
      <style:paragraph-properties fo:margin-left="-0.009cm" fo:margin-right="0cm" fo:line-height="150%" fo:text-indent="0cm" style:auto-text-indent="false">
        <style:tab-stops/>
      </style:paragraph-properties>
      <style:text-properties style:text-line-through-style="none" style:text-line-through-type="none" fo:language="pt" fo:country="BR" style:text-underline-style="none" officeooo:rsid="001b5531"/>
    </style:style>
    <style:style style:name="P3" style:family="paragraph" style:parent-style-name="Normal">
      <style:paragraph-properties fo:margin-left="-0.009cm" fo:margin-right="0cm" fo:line-height="150%" fo:text-indent="0cm" style:auto-text-indent="false">
        <style:tab-stops/>
      </style:paragraph-properties>
      <style:text-properties fo:language="pt" fo:country="BR"/>
    </style:style>
    <style:style style:name="T1" style:family="text">
      <style:text-properties officeooo:rsid="001a7670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20045d"/>
    </style:style>
    <style:style style:name="T4" style:family="text">
      <style:text-properties officeooo:rsid="001f88c6"/>
    </style:style>
    <style:style style:name="T5" style:family="text">
      <style:text-properties officeooo:rsid="0020045d"/>
    </style:style>
    <style:style style:name="T6" style:family="text">
      <style:text-properties style:text-line-through-style="none" style:text-line-through-type="none" officeooo:rsid="00200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da entrevista com o prof. André Backes.</text:p>
      <text:p text:style-name="P3">-Seja bem-vindo a mais um episódio do podcast PET-SI. Meu nome é …</text:p>
      <text:p text:style-name="P3">(Apresentação dos membros que compõem a equipe)</text:p>
      <text:p text:style-name="P3">-Estamos hoje com o professor André Ricardo Backes. Poderia se apresentar, por favor?</text:p>
      <text:p text:style-name="P3">-Uma de suas obras mais populares, usada amplamente pelos alunos do curso, é Linguagem C Descomplicada. Na sua opinião o que um bom programa deve ter? Qual a melhor forma de estruturá-lo? Quais são os erros mais comuns ao se iniciar um projeto?</text:p>
      <text:p text:style-name="P3">-<text:span text:style-name="T1">Como foi o desenvolvimento dos livros Linguagem C Descomplicada e Estrutura de Dados Descomplicada?</text:span></text:p>
      <text:p text:style-name="P3">-Como <text:span text:style-name="T4">foi fazer mestrado? E doutorado? Quão diferente é a experiência deles para com a graduação?</text:span></text:p>
      <text:p text:style-name="P3">-Considerando as novas tecnologias (IOT, Computação Quântica…), quais delas você acredita que nos próximos anos venha a ser parte do currículo obrigatório da faculdade?</text:p>
      <text:p text:style-name="P3">-<text:span text:style-name="T1">Uma de suas especialidades é Visão Computacional, do que se trata? Como é aplicad</text:span><text:span text:style-name="T4">a</text:span><text:span text:style-name="T1">?</text:span></text:p>
      <text:p text:style-name="P2">-Um de seus projetos é a classificação de imagens médicas usando análise de texturas. Quais os avanços feitos até o momento?</text:p>
      <text:p text:style-name="P2"><text:soft-page-break/><text:span text:style-name="T5">-Com isso concluímos a entrevista. Agradecemos mais uma vez a sua presença e tempo para participar do proje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21cm" fo:margin-right="0cm" fo:margin-top="0cm" fo:margin-bottom="0.582cm" loext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5pt" style:font-name-asian="Times New Roman" style:font-family-asian="'Times New Roman'" style:font-family-generic-asian="roman" style:font-pitch-asian="variable" style:font-size-asian="15pt" style:font-name-complex="Times New Roman" style:font-family-complex="'Times New Roman'" style:font-family-generic-complex="roman" style:font-pitch-complex="variable"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54cm" fo:margin-bottom="2.54cm" fo:margin-left="2.004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subject/>
    <meta:initial-creator>word</meta:initial-creator>
    <meta:creation-date>2021-05-04T21:54:00Z</meta:creation-date>
    <dc:date>2021-05-04T20:36:35.884468569</dc:date>
    <meta:editing-cycles>9</meta:editing-cycles>
    <meta:editing-duration>PT14M45S</meta:editing-duration>
    <meta:document-statistic meta:table-count="0" meta:image-count="0" meta:object-count="0" meta:page-count="2" meta:paragraph-count="11" meta:word-count="191" meta:character-count="1172" meta:non-whitespace-character-count="992"/>
    <meta:template xlink:type="simple" xlink:actuate="onRequest" xlink:title="" xlink:href="Normal"/>
  </office:meta>
</office:document-meta>
</file>